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size="18pt" fo:font-weight="bold" style:font-size-asian="18pt" style:font-weight-asian="bold" style:font-size-complex="18pt" style:font-weight-complex="bold"/>
    </style:style>
    <style:style style:name="P3" style:family="paragraph" style:parent-style-name="Standard">
      <style:text-properties fo:font-size="10pt" fo:font-weight="normal" style:font-size-asian="10pt" style:font-weight-asian="normal" style:font-size-complex="10pt" style:font-weight-complex="normal"/>
    </style:style>
    <style:style style:name="P4" style:family="paragraph" style:parent-style-name="Standard" style:list-style-name="L1"/>
    <style:style style:name="P5" style:family="paragraph" style:parent-style-name="Standard">
      <style:text-properties fo:font-weight="bold"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Übungsaufgaben Android (Time Tracker)</text:p>
      <text:p text:style-name="P3">KGSE-Praktikum WS 2014/15, Florian Diederichs</text:p>
      <text:p text:style-name="P1"/>
      <text:p text:style-name="P1"/>
      <text:p text:style-name="P1"/>
      <text:p text:style-name="P1">Aufgabe 1: Activities, Views und Intents</text:p>
      <text:p text:style-name="Standard"/>
      <text:p text:style-name="Standard">In dieser Aufgabe arbeiten Sie mit vier Dateien:</text:p>
      <text:p text:style-name="Standard"/>
      <text:p text:style-name="Standard">Stats-Activity: com.fdrs.ttracker.activity.StatsActivity</text:p>
      <text:p text:style-name="Standard">Stats-Layout: res/layout/activity_stats.xml</text:p>
      <text:p text:style-name="Standard">Strings: res/values/strings.xml</text:p>
      <text:p text:style-name="Standard">Average-Activity: com.fdrs.ttracker.activity.StatsAverageActivity </text:p>
      <text:p text:style-name="Standard"/>
      <text:p text:style-name="Standard">a)</text:p>
      <text:p text:style-name="Standard">In diese Aufgabe sollen Sie die bereits existierende Klasse StatsAverageActivity in Time Tracker einbinden. Diese soll durch einen Button in der Activity StatsActivity geöffnet werden können. </text:p>
      <text:p text:style-name="Standard"/>
      <text:p text:style-name="Standard">Fügen Sie dazu zunächst einen Button in das Stats-Layout ein und definieren Sie dort einen Button Handler. Der Button soll außerdem ein sinnvolles Label erhalten. Vermeiden Sie eine Hardcodierung des Labels in der Layout-Datei. Nutzen Sie statt dessen eine String Referenz. Implementieren Sie anschließend den Button Handler in der Stats-Activity. Dieser soll die Average-Activity öffnen.</text:p>
      <text:p text:style-name="Standard"/>
      <text:p text:style-name="Standard">b)</text:p>
      <text:p text:style-name="Standard">Die Average-Activity überprüft in Ihrer onCreate-Methode, ob Sie eine Anfangs- und Endzeit übergeben bekommen hat. Falls ja, benutzt sie diese bei der Datenbankanfrage. Übergeben Sie die Zeiten der Activity durch den Intent in ihrem Button Handler. Übergeben Sie die Zeiten als Epoch, Sie können dafür die Methode com.fdrs.ttracker.util.Util.buildDateEpoch(int, int, int) nutzen. Legen Sie zum Testen geeignete Tracks an, um zu überprüfen, ob die Übergabe funktioniert hat.</text:p>
      <text:p text:style-name="Standard"/>
      <text:p text:style-name="Standard"/>
      <text:p text:style-name="P1"/>
      <text:p text:style-name="P1">Aufgabe 2: Datenbank und Views</text:p>
      <text:p text:style-name="Standard"/>
      <text:p text:style-name="Standard">In dieser Aufgabe sollen Sie das Datenmodell der Kategorien um ein Feld ,,Kommentar” erweitern und anschließend in der GUI nutzbar machen.</text:p>
      <text:p text:style-name="Standard"/>
      <text:p text:style-name="Standard">a)</text:p>
      <text:p text:style-name="Standard">Fügen Sie zunächst das Feld hinzu. Die Werte in der Datenbank dürfen NULL sein. Machen Sie dafür Änderungen in den folgenden Klassen:</text:p>
      <text:p text:style-name="Standard"/>
      <text:list xml:id="list5912728001" text:style-name="L1">
        <text:list-item>
          <text:p text:style-name="P4">com.fdrs.ttracker.database.table.CategoryTable</text:p>
        </text:list-item>
        <text:list-item>
          <text:p text:style-name="P4">com.fdrs.ttracker.database.model.Category</text:p>
        </text:list-item>
      </text:list>
      <text:p text:style-name="Standard"/>
      <text:p text:style-name="Standard">Anschließend müssen Sie dafür sorgen, dass die Methode onUpgrade in der Klasse com.fdrs.ttracker.database.DatabaseHelper beim nächsten Start der App aufgerufen wird. Machen Sie die dafür benötigte Änderung in dieser Klasse und redeplyoen Sie die App.</text:p>
      <text:p text:style-name="Standard"/>
      <text:p text:style-name="Standard"><text:soft-page-break/></text:p>
      <text:p text:style-name="Standard">b) </text:p>
      <text:p text:style-name="Standard">Erweitern Sie die Activity com.fdrs.ttracker.activity.EditCategoryActivity um ein geeignetes GUI-Element zur Eingabe der Kommentare. Machen Sie die Erweiterung in der Layoutdatei dieser Activity (res/layout/activity_edit_category.xml)</text:p>
      <text:p text:style-name="Standard"/>
      <text:p text:style-name="Standard">c) Erweitern Sie die Methode com.fdrs.ttracker.database.dao.CategoryDao.cursorToCategory(Cursor) so, dass auch das Kommentar-Attribut der Category-Objekte befüllt wird.</text:p>
      <text:p text:style-name="Standard"/>
      <text:p text:style-name="Standard">d)</text:p>
      <text:p text:style-name="Standard">Erweitern Sie die Klasse com.fdrs.ttracker.database.dao.CategoryDao um eine überladene Methode ,,insert” mit zwei String Argumenten ,,name” und ,,comment”. Nehmen Sie die bereits vorhandende Version als Vorlage. </text:p>
      <text:p text:style-name="Standard"/>
      <text:p text:style-name="Standard">e)</text:p>
      <text:p text:style-name="Standard">Nutzen Sie die Methode aus d) anschließend in der Methode com.fdrs.ttracker.activity.EditCategoryActivity.onCreateNewCategory(View) um die Werte in die Datenbank schreiben zu lassen.</text:p>
      <text:p text:style-name="Standard"/>
      <text:p text:style-name="Standard">f) </text:p>
      <text:p text:style-name="Standard">Um die eingetragenen Werte auch ansehen zu können reichen <text:s/>eine kleine Änderung: Ändern Sie die Methode com.fdrs.ttracker.database.model.Category.toString() so, dass sowohl Name als auch Kommentar zurückgegeben werden. Anschließend sollten Sie die Werte in der Kategorie Listenansicht sehen können.</text:p>
      <text:p text:style-name="Standard"/>
      <text:p text:style-name="Standard">Zusatzaufgabe:</text:p>
      <text:p text:style-name="Standard">Schreiben Sie die Datenbankmigration so, dass bereits gespeicherte Daten dabei nicht verloren gehen.</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WenQuanYi Micro Hei1" style:font-size-asian="10pt" style:font-name-complex="Lohit Hindi2" style:font-size-complex="10pt"/>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ederichs </meta:initial-creator>
    <meta:creation-date>2015-02-26T21:28:08</meta:creation-date>
    <dc:date>2015-02-28T18:19:25</dc:date>
    <dc:creator>diederichs </dc:creator>
    <meta:editing-duration>PT7H33M15S</meta:editing-duration>
    <meta:editing-cycles>52</meta:editing-cycles>
    <meta:generator>LibreOffice/3.5$Linux_X86_64 LibreOffice_project/350m1$Build-2</meta:generator>
    <meta:document-statistic meta:table-count="0" meta:image-count="0" meta:object-count="0" meta:page-count="2" meta:paragraph-count="31" meta:word-count="405" meta:character-count="3283" meta:non-whitespace-character-count="2905"/>
  </office:meta>
</office:document-meta>
</file>